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3000000D286CFDCAB.png" manifest:media-type="image/png"/>
  <manifest:file-entry manifest:full-path="Pictures/100000010000019F000000E14CEADB2F.png" manifest:media-type="image/png"/>
  <manifest:file-entry manifest:full-path="Pictures/1000511600003A3A00001C28B4180471.wmf" manifest:media-type="image/x-wmf"/>
  <manifest:file-entry manifest:full-path="Pictures/10000001000002330000011098D93898.png" manifest:media-type="image/png"/>
  <manifest:file-entry manifest:full-path="Pictures/10005B48000028BF000013BCEE055B51.wmf" manifest:media-type="image/x-wmf"/>
  <manifest:file-entry manifest:full-path="Pictures/10000000000000B4000000F10EAF77CB.jpg" manifest:media-type="image/jpeg"/>
  <manifest:file-entry manifest:full-path="Pictures/1000000000000121000001B2AD6C7820.jpg" manifest:media-type="image/jpeg"/>
  <manifest:file-entry manifest:full-path="Pictures/10000000000000E1000000CEDB99E046.jpg" manifest:media-type="image/jpeg"/>
  <manifest:file-entry manifest:full-path="Pictures/10000001000001B8000000EFBAE762CF.png" manifest:media-type="image/png"/>
  <manifest:file-entry manifest:full-path="Pictures/100048E400002D6E000018BCF0E14EE7.emf" manifest:media-type="image/x-emf"/>
  <manifest:file-entry manifest:full-path="Pictures/100000010000018A000000BF0FCD8FC1.png" manifest:media-type="image/png"/>
  <manifest:file-entry manifest:full-path="Pictures/10004614000022D40000165775E4E561.emf" manifest:media-type="image/x-emf"/>
  <manifest:file-entry manifest:full-path="Pictures/1000000100000151000000D8F1834594.png" manifest:media-type="image/png"/>
  <manifest:file-entry manifest:full-path="Pictures/1000849600003044000015B10EA15388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loext:decorative="false"/>
    </style:style>
    <style:style style:name="gr4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141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6" style:family="paragraph">
      <style:paragraph-properties fo:margin-left="0.953cm" fo:margin-right="0cm" fo:margin-top="0.025cm" fo:margin-bottom="0cm" fo:line-height="90%" fo:text-indent="-0.952cm" style:punctuation-wrap="hanging" loext:tab-stop-distance="0cm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7" style:family="paragraph">
      <loext:graphic-properties draw:fill="none"/>
      <style:paragraph-properties fo:text-align="start" loext:tab-stop-distance="0cm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8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953cm" fo:margin-right="0cm" fo:margin-top="0.042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  <style:text-properties fo:font-size="16pt"/>
    </style:style>
    <style:style style:name="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16pt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16pt" style:font-size-asian="16pt" style:font-size-complex="16pt"/>
    </style:style>
    <style:style style:name="P45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fo:font-size="16pt" style:font-size-asian="16pt" style:font-size-complex="16pt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24pt"/>
    </style:style>
    <style:style style:name="P47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fo:font-size="24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50" style:family="paragraph">
      <style:paragraph-properties fo:margin-top="0cm" fo:margin-bottom="0cm" fo:line-height="100%" fo:text-align="start" style:writing-mode="lr-tb"/>
      <style:text-properties fo:font-size="13pt" style:font-size-asian="13pt" style:font-size-complex="13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52" style:family="paragraph">
      <style:paragraph-properties fo:margin-top="0cm" fo:margin-bottom="0cm" fo:line-height="100%" fo:text-align="start" style:writing-mode="lr-tb"/>
      <style:text-properties fo:font-size="24pt"/>
    </style:style>
    <style:style style:name="P53" style:family="paragraph">
      <style:paragraph-properties fo:margin-top="0cm" fo:margin-bottom="0cm" fo:line-height="100%" fo:text-align="center" style:punctuation-wrap="hanging" style:writing-mode="lr-tb"/>
      <style:text-properties fo:color="#ce181e" loext:opacity="100%" fo:font-size="24pt"/>
    </style:style>
    <style:style style:name="P5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  <style:text-properties fo:font-size="24pt"/>
    </style:style>
    <style:style style:name="P5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  <style:text-properties fo:font-size="24pt"/>
    </style:style>
    <style:style style:name="P5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57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  <style:text-properties fo:font-size="24pt"/>
    </style:style>
    <style:style style:name="P5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  <style:text-properties fo:font-size="24pt"/>
    </style:style>
    <style:style style:name="P6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  <style:text-properties fo:font-size="24pt"/>
    </style:style>
    <style:style style:name="P6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  <style:text-properties fo:font-size="24pt"/>
    </style:style>
    <style:style style:name="P6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  <style:text-properties fo:font-size="24pt"/>
    </style:style>
    <style:style style:name="P64" style:family="paragraph">
      <style:paragraph-properties fo:margin-left="0cm" fo:margin-right="0cm" fo:margin-top="0cm" fo:margin-bottom="0cm" fo:line-height="100%" fo:text-indent="0cm"/>
    </style:style>
    <style:style style:name="P65" style:family="paragraph">
      <loext:graphic-properties draw:fill="none"/>
    </style:style>
    <style:style style:name="P66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7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8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69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0" style:family="paragraph">
      <style:paragraph-properties fo:margin-top="0cm" fo:margin-bottom="0cm" fo:line-height="100%" fo:text-align="center" style:punctuation-wrap="simple" style:writing-mode="lr-tb"/>
      <style:text-properties fo:font-size="24pt" fo:font-style="normal" style:font-style-asian="normal" style:font-style-complex="normal"/>
    </style:style>
    <style:style style:name="P7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fo:font-style="normal" style:font-style-asian="normal" style:font-style-complex="normal"/>
    </style:style>
    <style:style style:name="P72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4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5" style:family="paragraph">
      <style:paragraph-properties fo:margin-left="0.265cm" fo:margin-right="0cm" fo:margin-top="0cm" fo:margin-bottom="0cm" fo:line-height="100%" fo:text-align="start" fo:text-indent="-0.264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8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79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0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1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2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83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style:font-name="Garamond1" fo:font-size="14pt" style:font-size-asian="14pt" style:font-size-complex="14pt"/>
    </style:style>
    <style:style style:name="P84" style:family="paragraph">
      <loext:graphic-properties draw:fill="none"/>
      <style:paragraph-properties fo:text-align="start" style:writing-mode="lr-tb" style:font-independent-line-spacing="true"/>
      <style:text-properties style:font-name="Garamond1" fo:font-size="14pt" style:font-size-asian="14pt" style:font-size-complex="14pt"/>
    </style:style>
    <style:style style:name="P8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8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87" style:family="paragraph">
      <style:paragraph-properties fo:margin-left="0cm" fo:margin-right="0cm" fo:text-indent="0cm"/>
    </style:style>
    <style:style style:name="P8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90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91" style:family="paragraph">
      <style:paragraph-properties fo:margin-left="0.953cm" fo:margin-right="0cm" fo:margin-top="0.156cm" fo:margin-bottom="0cm" fo:line-height="8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style:paragraph-properties fo:margin-left="0.953cm" fo:margin-right="0cm" fo:margin-top="0.085cm" fo:margin-bottom="0cm" fo:line-height="10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3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loext:opacity="100%" style:font-name="Tahoma" fo:font-size="12pt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name-asian="MS PGothic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5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1" style:font-size-complex="16pt" style:font-style-complex="normal" style:font-weight-complex="bold"/>
    </style:style>
    <style:style style:name="T4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MS PGothic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ffcf01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2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1" style:font-size-complex="16pt" style:font-style-complex="normal" style:font-weight-complex="bold"/>
    </style:style>
    <style:style style:name="T53" style:family="text">
      <style:text-properties fo:font-variant="normal" fo:text-transform="none" fo:color="#3333c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1" style:font-size-complex="16pt" style:font-style-complex="normal" style:font-weight-complex="bold"/>
    </style:style>
    <style:style style:name="T54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5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8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3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8000" loext:opacity="100%" style:text-line-through-style="none" style:text-line-through-type="none" style:text-position="0% 100%" style:font-name="Arial2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.6000003814697pt" fo:letter-spacing="normal" fo:language="de" fo:country="DE" fo:font-style="normal" fo:text-shadow="none" style:text-underline-style="none" fo:font-weight="normal" style:letter-kerning="true" style:font-name-asian="MS PGothic" style:font-size-asian="12.6000003814697pt" style:language-asian="de" style:country-asian="DE" style:font-style-asian="normal" style:font-weight-asian="normal" style:font-name-complex="FreeSans" style:font-size-complex="12.600000381469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0.195cm" svg:height="4.974cm" svg:x="12.912cm" svg:y="11.218cm">
          <draw:image xlink:href="Pictures/1000511600003A3A00001C28B4180471.wmf" xlink:type="simple" xlink:show="embed" xlink:actuate="onLoad" draw:mime-type="image/x-wmf">
            <text:p/>
          </draw:image>
          <draw:image xlink:href="Pictures/10000001000002330000011098D93898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6"><text:span text:style-name="T12">Der Studierende soll verstehen, wie Monitore funktionieren und welche Vorteile sie gegenüber Semaphoren hab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Java-Monitore und deren Anwendung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wissen, was Deadlocks sind und wie man sie vermeiden bzw. erkennen und beheben kann</text:span></text:p>
            </text:list-item>
          </text:list>
          <text:p text:style-name="P16"><text:span text:style-name="T12"/></text:p>
          <text:p text:style-name="P17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1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Überblick</text:span></text:p>
          </draw:text-box>
        </draw:frame>
        <draw:frame draw:name="Picture 13" draw:style-name="gr9" draw:text-style-name="P20" draw:layer="layout" svg:width="3.738cm" svg:height="5.004cm" svg:x="18.3cm" svg:y="10.724cm">
          <draw:image xlink:href="Pictures/10000000000000B4000000F10EAF77CB.jpg" xlink:type="simple" xlink:show="embed" xlink:actuate="onLoad" draw:mime-type="image/jpeg">
            <text:p/>
          </draw:image>
        </draw:frame>
        <draw:custom-shape draw:name="Rectangle 14" draw:style-name="gr10" draw:text-style-name="P22" draw:layer="layout" svg:width="8cm" svg:height="1.397cm" svg:x="16.6cm" svg:y="16.087cm">
          <text:p text:style-name="P21"><text:span text:style-name="T15">Per Brinch Hansen (13.11.1938 – 31.07.2007), </text:span></text:p>
          <text:p text:style-name="P21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20" draw:layer="layout" svg:width="3.337cm" svg:height="5.008cm" svg:x="18.627cm" svg:y="4.868cm">
          <draw:image xlink:href="Pictures/1000000000000121000001B2AD6C7820.jpg" xlink:type="simple" xlink:show="embed" xlink:actuate="onLoad" draw:mime-type="image/jpeg">
            <text:p/>
          </draw:image>
        </draw:frame>
        <draw:custom-shape draw:name="Rectangle 17" draw:style-name="gr10" draw:text-style-name="P10" draw:layer="layout" svg:width="2.327cm" svg:height="0.633cm" svg:x="22.013cm" svg:y="8.255cm">
          <text:p text:style-name="P21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20" draw:layer="layout" svg:width="4.369cm" svg:height="3.999cm" svg:x="1.693cm" svg:y="12.065cm">
          <draw:image xlink:href="Pictures/10000000000000E1000000CEDB99E046.jpg" xlink:type="simple" xlink:show="embed" xlink:actuate="onLoad" draw:mime-type="image/jpeg">
            <text:p/>
          </draw:image>
        </draw:frame>
        <draw:custom-shape draw:name="Rectangle 19" draw:style-name="gr11" draw:text-style-name="P10" draw:layer="layout" svg:width="7.966cm" svg:height="1.015cm" svg:x="1.045cm" svg:y="16.087cm">
          <text:p text:style-name="P23"><text:span text:style-name="T15">Sir Charles Antony Richard Hoare (11.01.1934)</text:span></text:p>
          <text:p text:style-name="P23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4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Man kann als Programmierer eine Operation vergessen</text:span></text:p>
                  </text:list-item>
                  <text:list-item>
                    <text:p text:style-name="P25"><text:span text:style-name="T17">Man kann sie versehentlich verwechseln</text:span></text:p>
                  </text:list-item>
                  <text:list-item>
                    <text:p text:style-name="P25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6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4"><text:span text:style-name="T16">In einem Monitor werden gemeinsam benutzte Daten durch eine Sperre und durch Synchronisationsvariablen (Conditions) geschützt</text:span></text:p>
              </text:list-item>
            </text:list>
            <text:p text:style-name="P2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9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6">eine Menge von Prozeduren und Datenstrukturen, die als Betriebsmittel betrachtet werden</text:span></text:p>
                  </text:list-item>
                  <text:list-item>
                    <text:p text:style-name="P30"><text:span text:style-name="T16">und mehreren Prozessen zugänglich sind, </text:span></text:p>
                  </text:list-item>
                  <text:list-item>
                    <text:p text:style-name="P30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style-name="gr12">
          <draw:custom-shape draw:name="Oval 6" draw:style-name="gr13" draw:text-style-name="P31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3" draw:text-style-name="P31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3" draw:text-style-name="P31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3" draw:text-style-name="P31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3" draw:text-style-name="P31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4" draw:text-style-name="P33" draw:layer="layout" svg:width="4.867cm" svg:height="3.597cm" svg:x="9.781cm" svg:y="12.7cm">
            <text:p text:style-name="P32"><text:span text:style-name="T10">Geschützte</text:span></text:p>
            <text:p text:style-name="P32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5" draw:text-style-name="P1" draw:layer="layout" svg:x1="17.612cm" svg:y1="12.911cm" svg:x2="15.072cm" svg:y2="13.546cm">
            <text:p/>
          </draw:line>
          <draw:custom-shape draw:name="Text Box 12" draw:style-name="gr11" draw:text-style-name="P34" draw:layer="layout" svg:width="6.357cm" svg:height="0.928cm" svg:x="17.263cm" svg:y="12.065cm">
            <text:p text:style-name="P23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5" draw:text-style-name="P1" draw:layer="layout" svg:x1="15.072cm" svg:y1="16.933cm" svg:x2="14.014cm" svg:y2="16.51cm">
            <text:p/>
          </draw:line>
          <draw:line draw:name="Line 14" draw:style-name="gr15" draw:text-style-name="P1" draw:layer="layout" svg:x1="8.087cm" svg:y1="12.7cm" svg:x2="9.569cm" svg:y2="13.123cm">
            <text:p/>
          </draw:line>
          <draw:line draw:name="Line 15" draw:style-name="gr15" draw:text-style-name="P1" draw:layer="layout" svg:x1="8.299cm" svg:y1="16.298cm" svg:x2="9.569cm" svg:y2="15.875cm">
            <text:p/>
          </draw:line>
          <draw:line draw:name="Line 16" draw:style-name="gr15" draw:text-style-name="P1" draw:layer="layout" svg:x1="13.167cm" svg:y1="11.43cm" svg:x2="12.744cm" svg:y2="12.065cm">
            <text:p/>
          </draw:line>
          <draw:custom-shape draw:name="Text Box 17" draw:style-name="gr11" draw:text-style-name="P34" draw:layer="layout" svg:width="5.027cm" svg:height="2.282cm" svg:x="4.604cm" svg:y="14.336cm">
            <text:p text:style-name="P23"><text:span text:style-name="T10">Prozedur, </text:span></text:p>
            <text:p text:style-name="P23"><text:span text:style-name="T10">Zugriffsroutine, </text:span></text:p>
            <text:p text:style-name="P23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6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: Grundstruktur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297cm" svg:height="10.125cm" svg:x="2.716cm" svg:y="4.868cm">
          <draw:image xlink:href="Pictures/100048E400002D6E000018BCF0E14EE7.emf" xlink:type="simple" xlink:show="embed" xlink:actuate="onLoad" draw:mime-type="image/x-emf">
            <text:p/>
          </draw:image>
          <draw:image xlink:href="Pictures/10000001000001B8000000EFBAE762CF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7" draw:layer="layout" svg:width="15.902cm" svg:height="13.735cm" svg:x="1cm" svg:y="3.59cm" presentation:class="outline" presentation:user-transformed="true">
          <draw:text-box>
            <text:p text:style-name="P35"><text:span text:style-name="T20">Monitor ProducerConsumer</text:span></text:p>
            <text:p text:style-name="P35"><text:span text:style-name="T21">{</text:span></text:p>
            <text:p text:style-name="P35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5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5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5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5"><text:span text:style-name="T21"><text:tab/></text:span><text:span text:style-name="T21">…</text:span></text:p>
            <text:p text:style-name="P35"><text:span text:style-name="T24"/></text:p>
            <text:p text:style-name="P35"><text:span text:style-name="T21"><text:tab/></text:span><text:span text:style-name="T21">void </text:span><text:span text:style-name="T20">insert</text:span><text:span text:style-name="T21">(item: integer) {</text:span></text:p>
            <text:p text:style-name="P35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5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6"><text:span text:style-name="T21"><text:tab/></text:span><text:span text:style-name="T21"><text:tab/></text:span><text:span text:style-name="T25">// Insert item</text:span></text:p>
            <text:p text:style-name="P35"><text:span text:style-name="T21"><text:tab/></text:span><text:span text:style-name="T21"><text:tab/></text:span><text:span text:style-name="T21">count+=1;</text:span></text:p>
            <text:p text:style-name="P35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5"><text:span text:style-name="T21"><text:tab/></text:span><text:span text:style-name="T21">}</text:span></text:p>
            <text:p text:style-name="P35"><text:span text:style-name="T21"/></text:p>
            <text:p text:style-name="P35"><text:span text:style-name="T21"><text:tab/></text:span><text:span text:style-name="T21">item </text:span><text:span text:style-name="T20">remove</text:span><text:span text:style-name="T21">() {</text:span></text:p>
            <text:p text:style-name="P35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5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6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5"><text:span text:style-name="T21"><text:tab/></text:span><text:span text:style-name="T21"><text:tab/></text:span><text:span text:style-name="T21">count--;</text:span></text:p>
            <text:p text:style-name="P35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5"><text:span text:style-name="T21"><text:tab/></text:span><text:span text:style-name="T21"><text:tab/></text:span><text:span text:style-name="T21">return (item);</text:span></text:p>
            <text:p text:style-name="P35"><text:span text:style-name="T21"><text:tab/></text:span><text:span text:style-name="T21">}</text:span></text:p>
            <text:p text:style-name="P35"><text:span text:style-name="T21">}</text:span></text:p>
          </draw:text-box>
        </draw:frame>
        <draw:custom-shape draw:name="Text Box 5" draw:style-name="gr10" draw:text-style-name="P10" draw:layer="layout" svg:width="7.69cm" svg:height="11.083cm" svg:x="17.013cm" svg:y="4.868cm">
          <text:p text:style-name="P23"><text:span text:style-name="T10">Die condition-Variablen werden in zwei Operationen genutzt:</text:span></text:p>
          <text:p text:style-name="P23"><text:span text:style-name="T10"/></text:p>
          <text:list text:style-name="L10">
            <text:list-item>
              <text:p text:style-name="P23"><text:span text:style-name="T10"><text:s/></text:span><text:span text:style-name="T10">signal</text:span></text:p>
            </text:list-item>
            <text:list-item>
              <text:p text:style-name="P23"><text:span text:style-name="T10"><text:s/></text:span><text:span text:style-name="T10">wait</text:span></text:p>
            </text:list-item>
          </text:list>
          <text:p text:style-name="P23"><text:span text:style-name="T10"/></text:p>
          <text:p text:style-name="P23"><text:span text:style-name="T10">Bei Aufruf von wait wird der Monitor verlassen. Zwei Ansätze:</text:span></text:p>
          <text:p text:style-name="P23"><text:span text:style-name="T10"/></text:p>
          <text:list text:continue-numbering="true" text:style-name="L10">
            <text:list-item>
              <text:p text:style-name="P23"><text:span text:style-name="T10"><text:s/></text:span><text:span text:style-name="T10">signal-and-continue</text:span></text:p>
            </text:list-item>
            <text:list-item>
              <text:p text:style-name="P23"><text:span text:style-name="T10"><text:s/></text:span><text:span text:style-name="T10">signal-and-wait</text:span></text:p>
            </text:list-item>
          </text:list>
          <text:p text:style-name="P23"><text:span text:style-name="T10"/></text:p>
          <text:p text:style-name="P23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0" draw:layer="layout" svg:width="8.4cm" svg:height="1.523cm" svg:x="16.999cm" svg:y="16.126cm">
          <text:p text:style-name="P23"><text:span text:style-name="T27">Quelle: </text:span><text:span text:style-name="T28">Tanenbaum, A. S</text:span><text:span text:style-name="T27">.: Moderne Betriebssysteme, 3. aktualisierte Auflage, </text:span></text:p>
          <text:p text:style-name="P23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8"><text:span text:style-name="T29">class UseMonitor</text:span></text:p>
            <text:p text:style-name="P38"><text:span text:style-name="T13">{</text:span></text:p>
            <text:p text:style-name="P38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8"><text:span text:style-name="T13"><text:tab/></text:span><text:span text:style-name="T13">...</text:span></text:p>
            <text:p text:style-name="P38"><text:span text:style-name="T13"><text:tab/></text:span><text:span text:style-name="T13">void </text:span><text:span text:style-name="T29">produc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8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/text:p>
            <text:p text:style-name="P38"><text:span text:style-name="T13"><text:tab/></text:span></text:p>
            <text:p text:style-name="P38"><text:span text:style-name="T13"><text:tab/></text:span><text:span text:style-name="T13">void </text:span><text:span text:style-name="T29">consum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8"><text:span text:style-name="T13"><text:tab/></text:span><text:span text:style-name="T13"><text:tab/></text:span><text:span text:style-name="T13"><text:tab/></text:span><text:span text:style-name="T30">// consume item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text:span text:style-name="T13"><text:tab/></text:span></text:p>
            <text:p text:style-name="P38"><text:span text:style-name="T13">}</text:span></text:p>
            <text:p text:style-name="P39"><text:span text:style-name="T5"/></text:p>
          </draw:text-box>
        </draw:frame>
        <draw:custom-shape draw:name="Textfeld 52" draw:style-name="gr11" draw:text-style-name="P10" draw:layer="layout" svg:width="18.388cm" svg:height="0.675cm" svg:x="0.769cm" svg:y="16.841cm">
          <text:p text:style-name="P23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7.946cm">
          <text:p text:style-name="P23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3.123cm">
          <text:p text:style-name="P32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3.059cm" svg:height="1.267cm" svg:x="0.906cm" svg:y="3.726cm">
          <text:list text:style-name="L11">
            <text:list-item>
              <text:p text:style-name="P16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8cm" svg:x="20.031cm" svg:y="7.92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8cm" svg:x="20.009cm" svg:y="13.1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389cm" svg:height="1.605cm" svg:x="15.349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1" draw:layer="layout" svg:width="3.8cm" svg:height="0.978cm" svg:x="1.698cm" svg:y="7.748cm">
          <text:p text:style-name="P23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4cm" svg:height="0.928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9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9" draw:text-style-name="P41" draw:layer="layout" svg:width="4.197cm" svg:height="0.978cm" svg:x="1.301cm" svg:y="12.749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0" draw:layer="layout" svg:width="4.093cm" svg:height="0.928cm" svg:x="20.009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32">Monitore, Producer-Consumer, Szenario 1 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6.923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8.744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3.921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2.325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0.019cm" svg:height="1.267cm" svg:x="1.044cm" svg:y="3.523cm">
          <text:list text:style-name="L11">
            <text:list-item>
              <text:p text:style-name="P16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8cm" svg:x="20.031cm" svg:y="8.722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8cm" svg:x="20.124cm" svg:y="12.3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8cm" svg:x="20.009cm" svg:y="13.9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389cm" svg:height="1.605cm" svg:x="15.349cm" svg:y="10.522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1" draw:layer="layout" svg:width="4.4cm" svg:height="0.978cm" svg:x="1.098cm" svg:y="8.546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5" draw:layer="layout" svg:width="4.197cm" svg:height="0.978cm" svg:x="1.301cm" svg:y="13.447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9.525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2.122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623cm" svg:x2="8.898cm" svg:y2="10.623cm">
          <text:p/>
        </draw:line>
        <draw:custom-shape draw:name="Ellipse 36" draw:style-name="gr18" draw:text-style-name="P40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224cm" svg:x2="8.898cm" svg:y2="13.224cm">
          <text:p/>
        </draw:line>
        <draw:custom-shape draw:name="Gerade Verbindung mit Pfeil 39" draw:style-name="gr20" draw:text-style-name="P20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3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4cm" svg:height="0.928cm" svg:x="12.026cm" svg:y="9.922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10.724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5.725cm">
          <text:p/>
        </draw:line>
        <draw:line draw:name="Gerade Verbindung 47" draw:style-name="gr24" draw:text-style-name="P20" draw:layer="layout" svg:x1="9.498cm" svg:y1="7.924cm" svg:x2="9.498cm" svg:y2="15.725cm">
          <text:p/>
        </draw:line>
        <draw:line draw:name="Gerade Verbindung 49" draw:style-name="gr24" draw:text-style-name="P20" draw:layer="layout" svg:x1="16.298cm" svg:y1="7.924cm" svg:x2="16.298cm" svg:y2="15.725cm">
          <text:p/>
        </draw:line>
        <draw:custom-shape draw:name="Gerade Verbindung mit Pfeil 57" draw:style-name="gr20" draw:text-style-name="P20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8cm" svg:x="3.367cm" svg:y="8.52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3.999cm" svg:height="0.928cm" svg:x="9.701cm" svg:y="9.785cm">
          <text:p text:style-name="P23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34" draw:layer="layout" svg:width="7.3cm" svg:height="4.486cm" svg:x="16.7cm" svg:y="9.525cm">
          <text:p text:style-name="P23"><text:span text:style-name="T13">Lock = </text:span><text:span text:style-name="T10">true</text:span></text:p>
          <text:p text:style-name="P23"><text:span text:style-name="T13"/></text:p>
          <text:p text:style-name="P23"><text:span text:style-name="T13">count = 0 !!</text:span></text:p>
          <text:p text:style-name="P23"><text:span text:style-name="T13">wait (bis not_empty signalisiert wird)</text:span></text:p>
          <text:p text:style-name="P23"><text:span text:style-name="T13">Lock = false</text:span></text:p>
          <text:p text:style-name="P23"><text:span text:style-name="T13">Monitor verlassen </text:span><text:span text:style-name="T35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3.999cm" svg:height="2.03cm" svg:x="11.902cm" svg:y="11.725cm">
          <text:p text:style-name="P23"><text:span text:style-name="T13">Lock = true </text:span><text:span text:style-name="T35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8.727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8.3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10.147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5.3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3.7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3.299cm" svg:x="2.117cm" svg:y="3.523cm">
          <text:list text:style-name="L11">
            <text:list-item>
              <text:p text:style-name="P16"><text:span text:style-name="T5">Consumer 1 kann nichts vorfinden (kein Item)</text:span></text:p>
            </text:list-item>
            <text:list-item>
              <text:p text:style-name="P16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8cm" svg:x="19.824cm" svg:y="13.7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389cm" svg:height="1.605cm" svg:x="15.349cm" svg:y="11.9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7" draw:layer="layout" svg:width="4.4cm" svg:height="0.978cm" svg:x="1.098cm" svg:y="9.948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5" draw:layer="layout" svg:width="4.197cm" svg:height="0.978cm" svg:x="1.301cm" svg:y="14.9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10.9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3.5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2.025cm" svg:x2="8.898cm" svg:y2="12.025cm">
          <text:p/>
        </draw:line>
        <draw:custom-shape draw:name="Ellipse 36" draw:style-name="gr18" draw:text-style-name="P40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4.627cm" svg:x2="8.898cm" svg:y2="14.627cm">
          <text:p/>
        </draw:line>
        <draw:custom-shape draw:name="Gerade Verbindung mit Pfeil 39" draw:style-name="gr20" draw:text-style-name="P20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4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4cm" svg:height="0.928cm" svg:x="12.026cm" svg:y="11.3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12.1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7" draw:layer="layout" svg:width="1.198cm" svg:height="1cm" svg:x="19.901cm" svg:y="15.527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9" draw:text-style-name="P47" draw:layer="layout" svg:width="1.198cm" svg:height="1cm" svg:x="20.1cm" svg:y="10.125cm">
          <text:p text:style-name="P46"><text:span text:style-name="T33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9" draw:layer="layout" svg:width="21.183cm" svg:height="2.537cm" svg:x="2.117cm" svg:y="3.226cm">
          <text:list text:style-name="L11">
            <text:list-item>
              <text:p text:style-name="P48"><text:span text:style-name="T17">Producer 1 produziert</text:span></text:p>
            </text:list-item>
            <text:list-item>
              <text:p text:style-name="P48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8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797cm" svg:height="0.928cm" svg:x="9.102cm" svg:y="9.384cm">
          <text:p text:style-name="P23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51" draw:layer="layout" svg:width="6.9cm" svg:height="3.895cm" svg:x="16.1cm" svg:y="8.624cm">
          <text:p text:style-name="P50"><text:span text:style-name="T37">Lock = true</text:span></text:p>
          <text:p text:style-name="P50"><text:span text:style-name="T37">count = 0 !!</text:span></text:p>
          <text:p text:style-name="P50"><text:span text:style-name="T37"/></text:p>
          <text:p text:style-name="P50"><text:span text:style-name="T37">wait (not_empty)</text:span></text:p>
          <text:p text:style-name="P50"><text:span text:style-name="T37">Monitor verlassen </text:span><text:span text:style-name="T38">→</text:span><text:span text:style-name="T37"> Queue</text:span></text:p>
          <text:p text:style-name="P50"><text:span text:style-name="T37">Lock = false</text:span></text:p>
          <text:p text:style-name="P50"><text:span text:style-name="T39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4.003cm" svg:height="2.03cm" svg:x="11.298cm" svg:y="11.324cm">
          <text:p text:style-name="P52"><text:span text:style-name="T40">Lock = true </text:span><text:span text:style-name="T41">→</text:span><text:span text:style-name="T40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5" draw:text-style-name="P10" draw:layer="layout" svg:width="6.6cm" svg:height="3.216cm" svg:x="16.1cm" svg:y="13.877cm">
          <text:p text:style-name="P23"><text:span text:style-name="T13">Lock = true</text:span></text:p>
          <text:p text:style-name="P23"><text:span text:style-name="T13">count +=1</text:span></text:p>
          <text:p text:style-name="P23"><text:span text:style-name="T13">signal (not_empty)</text:span></text:p>
          <text:p text:style-name="P23"><text:span text:style-name="T13">Monitor verlassen</text:span></text:p>
          <text:p text:style-name="P23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8cm" svg:x="16.118cm" svg:y="7.826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0" draw:layer="layout" svg:width="2.38cm" svg:height="0.928cm" svg:x="16.1cm" svg:y="12.98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6" draw:text-style-name="P20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7" draw:text-style-name="P10" draw:layer="layout" svg:width="2.698cm" svg:height="1.437cm" svg:x="23.001cm" svg:y="12.627cm">
          <text:p text:style-name="P23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7.946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7" draw:layer="layout" svg:width="4.422cm" svg:height="1cm" svg:x="13.899cm" svg:y="13.123cm">
          <text:p text:style-name="P53"><text:span text:style-name="T3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6.522cm" svg:height="1.267cm" svg:x="1.289cm" svg:y="3.523cm">
          <text:list text:style-name="L11">
            <text:list-item>
              <text:p text:style-name="P16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8cm" svg:x="20.024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389cm" svg:height="1.605cm" svg:x="15.349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5" draw:layer="layout" svg:width="4.197cm" svg:height="0.978cm" svg:x="1.301cm" svg:y="12.7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4cm" svg:height="0.928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7" draw:layer="layout" svg:width="1.198cm" svg:height="1cm" svg:x="19.901cm" svg:y="13.326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0" draw:layer="layout" svg:width="4.093cm" svg:height="0.928cm" svg:x="20.002cm" svg:y="7.9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0" draw:layer="layout" svg:width="2.235cm" svg:height="0.928cm" svg:x="1.991cm" svg:y="8.925cm">
          <text:p text:style-name="P23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1.267cm" svg:x="2.117cm" svg:y="3.523cm">
          <text:list text:style-name="L11">
            <text:list-item>
              <text:p text:style-name="P16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8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8cm" svg:x="9.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809cm" svg:x="16.1cm" svg:y="12.876cm">
          <text:p text:style-name="P23"><text:span text:style-name="T13">Lock = true</text:span></text:p>
          <text:p text:style-name="P23"><text:span text:style-name="T13"/></text:p>
          <text:p text:style-name="P23"><text:span text:style-name="T13">count--</text:span></text:p>
          <text:p text:style-name="P23"><text:span text:style-name="T13"/></text:p>
          <text:p text:style-name="P23"><text:span text:style-name="T13">Lock = false</text:span></text:p>
          <text:p text:style-name="P23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8cm" svg:x="16.118cm" svg:y="12.078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0" draw:layer="layout" svg:width="2.38cm" svg:height="0.928cm" svg:x="4.29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8cm" svg:x="16.51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0" draw:layer="layout" svg:width="1.773cm" svg:height="0.928cm" svg:x="12.62cm" svg:y="15.787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28cm" svg:height="0.928cm" svg:x="7.883cm" svg:y="7.1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8.947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4.1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2.528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585cm" svg:height="2.283cm" svg:x="2.117cm" svg:y="3.523cm">
          <text:list text:style-name="L11">
            <text:list-item>
              <text:p text:style-name="P16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8cm" svg:x="20.031cm" svg:y="8.92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8cm" svg:x="20.124cm" svg:y="12.5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8cm" svg:x="20.009cm" svg:y="14.1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389cm" svg:height="1.605cm" svg:x="15.349cm" svg:y="10.7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7" draw:layer="layout" svg:width="4.4cm" svg:height="0.978cm" svg:x="1.098cm" svg:y="8.749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1" draw:layer="layout" svg:width="4.197cm" svg:height="0.978cm" svg:x="1.301cm" svg:y="13.75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9.728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2.3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825cm" svg:x2="8.898cm" svg:y2="10.825cm">
          <text:p/>
        </draw:line>
        <draw:custom-shape draw:name="Ellipse 36" draw:style-name="gr18" draw:text-style-name="P40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427cm" svg:x2="8.898cm" svg:y2="13.427cm">
          <text:p/>
        </draw:line>
        <draw:custom-shape draw:name="Gerade Verbindung mit Pfeil 39" draw:style-name="gr20" draw:text-style-name="P20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6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4cm" svg:height="0.928cm" svg:x="12.026cm" svg:y="10.125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4cm" svg:height="0.928cm" svg:x="12.431cm" svg:y="10.9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4.987cm" svg:height="0.928cm" svg:x="18.669cm" svg:y="6.725cm">
          <text:p text:style-name="P23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2" draw:text-style-name="P20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6.527cm">
          <text:p/>
        </draw:line>
        <draw:line draw:name="Gerade Verbindung 47" draw:style-name="gr24" draw:text-style-name="P20" draw:layer="layout" svg:x1="9.498cm" svg:y1="7.924cm" svg:x2="9.498cm" svg:y2="16.527cm">
          <text:p/>
        </draw:line>
        <draw:line draw:name="Gerade Verbindung 49" draw:style-name="gr24" draw:text-style-name="P20" draw:layer="layout" svg:x1="16.298cm" svg:y1="7.924cm" svg:x2="16.298cm" svg:y2="16.527cm">
          <text:p/>
        </draw:line>
        <draw:custom-shape draw:name="Gerade Verbindung mit Pfeil 57" draw:style-name="gr20" draw:text-style-name="P20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8cm" svg:x="3.367cm" svg:y="9.98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4cm" svg:height="0.928cm" svg:x="9.701cm" svg:y="8.326cm">
          <text:p text:style-name="P23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3cm" svg:x="16.7cm" svg:y="9.525cm">
          <text:p text:style-name="P23"><text:span text:style-name="T13">Lock = </text:span><text:span text:style-name="T10">true</text:span></text:p>
          <text:p text:style-name="P23"><text:span text:style-name="T13">count += 1</text:span></text:p>
          <text:p text:style-name="P23"><text:span text:style-name="T13">signal (not_empty)</text:span></text:p>
          <text:p text:style-name="P23"><text:span text:style-name="T13">Monitor verlassen </text:span></text:p>
          <text:p text:style-name="P23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6.199cm" svg:height="1.437cm" svg:x="9.701cm" svg:y="9.525cm">
          <text:p text:style-name="P23"><text:span text:style-name="T13">Lock = true </text:span></text:p>
          <text:p text:style-name="P23"><text:span text:style-name="T35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8.72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6.416cm" svg:height="0.928cm" svg:x="18.771cm" svg:y="6.985cm">
          <text:p text:style-name="P23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2" draw:text-style-name="P20" draw:layer="layout" svg:x1="20.302cm" svg:y1="10.927cm" svg:x2="21.1cm" svg:y2="8.122cm">
          <text:p/>
        </draw:line>
        <draw:custom-shape draw:name="Textfeld 62" draw:style-name="gr25" draw:text-style-name="P10" draw:layer="layout" svg:width="6.6cm" svg:height="2.623cm" svg:x="16.7cm" svg:y="13.591cm">
          <text:p text:style-name="P23"><text:span text:style-name="T13">Lock = true</text:span></text:p>
          <text:p text:style-name="P23"><text:span text:style-name="T13">count --</text:span></text:p>
          <text:p text:style-name="P23"><text:span text:style-name="T13">Lock = false</text:span></text:p>
          <text:p text:style-name="P23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12.793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1.773cm" svg:height="0.928cm" svg:x="13.22cm" svg:y="15.386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1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8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2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14.75cm" svg:x="1.693cm" svg:y="3.387cm">
          <text:list text:style-name="L12">
            <text:list-item>
              <text:p text:style-name="P54"><text:span text:style-name="T5">Der Modifier </text:span><text:span text:style-name="T42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einzelne Codeblöcke</text:span></text:p>
                </text:list-item>
                <text:list-item>
                  <text:p text:style-name="P55"><text:span text:style-name="T16">Methoden eines Objekts</text:span></text:p>
                </text:list-item>
              </text:list>
            </text:list-item>
            <text:list-item>
              <text:p text:style-name="P54"><text:span text:style-name="T5">Anmerkung:</text:span></text:p>
              <text:list>
                <text:list-item>
                  <text:p text:style-name="P56"><text:span text:style-name="T43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5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6"><text:span text:style-name="T5">Zugriffsserialisierte Methode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2.962cm" svg:x="2.963cm" svg:y="5.503cm">
          <text:p text:style-name="P57"><text:span text:style-name="T44">public </text:span><text:span text:style-name="T45">synchronized</text:span><text:span text:style-name="T44"> void method1(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0" draw:layer="layout" svg:width="22.224cm" svg:height="2.485cm" svg:x="1.482cm" svg:y="9.525cm">
          <text:list text:style-name="L12">
            <text:list-item>
              <text:p text:style-name="P56"><text:span text:style-name="T5">Zugriffsserialisierter Anweisungsblock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10" draw:layer="layout" svg:width="18.82cm" svg:height="5.291cm" svg:x="2.963cm" svg:y="11.43cm">
          <text:p text:style-name="P57"><text:span text:style-name="T44">…</text:span></text:p>
          <text:p text:style-name="P57"><text:span text:style-name="T44">XyObject object1 = new XyObject(…);</text:span></text:p>
          <text:p text:style-name="P57"><text:span text:style-name="T44"/></text:p>
          <text:p text:style-name="P57"><text:span text:style-name="T45">synchronized</text:span><text:span text:style-name="T44"> (object1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46">Monitore: Java-Monitor</text:span></text:p>
          </draw:text-box>
        </draw:frame>
        <draw:custom-shape draw:name="Rectangle 3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0" draw:layer="layout" svg:width="8.889cm" svg:height="1.267cm" svg:x="15.26cm" svg:y="3.726cm">
          <text:p text:style-name="P23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087cm" svg:height="9.984cm" svg:x="4.198cm" svg:y="5.927cm">
          <draw:image xlink:href="Pictures/10004614000022D40000165775E4E561.emf" xlink:type="simple" xlink:show="embed" xlink:actuate="onLoad" draw:mime-type="image/x-emf">
            <text:p/>
          </draw:image>
          <draw:image xlink:href="Pictures/1000000100000151000000D8F1834594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8.013cm" svg:x="1.693cm" svg:y="3.387cm">
          <text:list text:style-name="L12">
            <text:list-item>
              <text:p text:style-name="P5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Das betroffene Objekt wird vor Zugriffen anderer Instanzen gesperrt</text:span></text:p>
                </text:list-item>
                <text:list-item>
                  <text:p text:style-name="P55"><text:span text:style-name="T16">Sperre wird gehalten, bis die Methode abgearbeitet ist</text:span></text:p>
                </text:list-item>
                <text:list-item>
                  <text:p text:style-name="P55"><text:span text:style-name="T16">Wird darüber hinaus der Modifier </text:span><text:span text:style-name="T42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0" draw:layer="layout" svg:width="21.801cm" svg:height="13.681cm" svg:x="1.693cm" svg:y="3.387cm">
          <text:list text:style-name="L12">
            <text:list-item>
              <text:p text:style-name="P56"><text:span text:style-name="T47">synchronized</text:span><text:span text:style-name="T5"> wird in der JVM über eine Monitor-Variante mit </text:span><text:span text:style-name="T43">einer</text:span><text:span text:style-name="T5"> Sperre und </text:span><text:span text:style-name="T43">einer</text:span><text:span text:style-name="T5"> Condition-Variable implementiert.</text:span></text:p>
            </text:list-item>
            <text:list-item>
              <text:p text:style-name="P58"><text:span text:style-name="T5">Für jedes Objekt, das mind. eine </text:span><text:span text:style-name="T47">synchronized</text:span><text:span text:style-name="T5">-Methode hat, wird von der JVM ein eigener Monitor ergänzt</text:span></text:p>
            </text:list-item>
            <text:list-item>
              <text:p text:style-name="P58"><text:span text:style-name="T5">Der Monitor realisiert das Sperren und Warten, wenn ein Thread auf eine </text:span><text:span text:style-name="T47">synchronized</text:span><text:span text:style-name="T5">-Methode zugreift</text:span></text:p>
            </text:list-item>
            <text:list-item>
              <text:p text:style-name="P5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Kritikpunkte</text:span></text:p>
          </draw:text-box>
        </draw:frame>
        <draw:frame draw:style-name="gr8" draw:text-style-name="P15" draw:layer="layout" svg:width="23.036cm" svg:height="11.43cm" svg:x="1.27cm" svg:y="4.692cm">
          <draw:image xlink:href="Pictures/10005B48000028BF000013BCEE055B51.wmf" xlink:type="simple" xlink:show="embed" xlink:actuate="onLoad" draw:mime-type="image/x-wmf">
            <text:p/>
          </draw:image>
          <draw:image xlink:href="Pictures/100000010000018A000000BF0FCD8FC1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0" draw:layer="layout" svg:width="21.589cm" svg:height="15.609cm" svg:x="1.693cm" svg:y="3.387cm">
          <text:list text:style-name="L14">
            <text:list-item>
              <text:p text:style-name="P59"><text:span text:style-name="T5">Nebenläufigkeit wird durch die Klasse </text:span><text:span text:style-name="T47">Thread</text:span><text:span text:style-name="T5"> aus dem Package java.lang unterstützt </text:span></text:p>
            </text:list-item>
            <text:list-item>
              <text:p text:style-name="P59"><text:span text:style-name="T5">Realisiertes Basiskonzept in der JVM: Monitore </text:span></text:p>
            </text:list-item>
            <text:list-item>
              <text:p text:style-name="P59"><text:span text:style-name="T5">Eigene Klasse definieren, die von Thread abgeleitet ist und die Methode </text:span><text:span text:style-name="T48">run()</text:span><text:span text:style-name="T49"> </text:span><text:span text:style-name="T5">überschreiben </text:span></text:p>
            </text:list-item>
            <text:list-item>
              <text:p text:style-name="P59"><text:span text:style-name="T5">Alternative: In einer Klasse das Interface</text:span><text:span text:style-name="T49"> </text:span><text:span text:style-name="T47">Runnable</text:span><text:span text:style-name="T49"> </text:span><text:span text:style-name="T5">implementieren und die Methode </text:span><text:span text:style-name="T48">run()</text:span><text:span text:style-name="T49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60"><text:span text:style-name="T16">Hat Vorteile wegen fehlender Mehrfachvererbung in Java</text:span></text:p>
                </text:list-item>
                <text:list-item>
                  <text:p text:style-name="P60"><text:span text:style-name="T16">Wird daher meistens verwendet</text:span><text:span text:style-name="T50"> </text:span></text:p>
                </text:list-item>
              </text:list>
            </text:list-item>
          </text:list>
          <text:p text:style-name="P61"><text:span text:style-name="T50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0" draw:layer="layout" svg:width="22.224cm" svg:height="14.241cm" svg:x="1.693cm" svg:y="3.387cm">
          <text:list text:style-name="L12">
            <text:list-item>
              <text:p text:style-name="P56"><text:span text:style-name="T5">Eine einfache Objektklasse verwaltet einen Zähler</text:span></text:p>
            </text:list-item>
            <text:list-item>
              <text:p text:style-name="P56"><text:span text:style-name="T5">Mehrere Threads greifen über die Methoden get() und set() auf den Zähler zu</text:span></text:p>
            </text:list-item>
            <text:list-item>
              <text:p text:style-name="P5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Was passiert?</text:span></text:p>
                </text:list-item>
              </text:list>
            </text:list-item>
            <text:list-item>
              <text:p text:style-name="P56"><text:span text:style-name="T5">Dann wird der kritische Abschnitt synchronisiert</text:span></text:p>
              <text:list>
                <text:list-item>
                  <text:p text:style-name="P61"><text:span text:style-name="T16">Was passiert nun?</text:span></text:p>
                </text:list-item>
              </text:list>
            </text:list-item>
            <text:list-item>
              <text:p text:style-name="P56"><text:span text:style-name="T5">Bringen Sie die Anwendung zum Laufen und testen sie diese mit verschiedenen Parametern</text:span></text:p>
            </text:list-item>
          </text:list>
          <text:p text:style-name="P5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7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9.984cm" svg:x="2.258cm" svg:y="5.292cm">
          <draw:image xlink:href="Pictures/1000849600003044000015B10EA15388.wmf" xlink:type="simple" xlink:show="embed" xlink:actuate="onLoad" draw:mime-type="image/x-wmf">
            <text:p/>
          </draw:image>
          <draw:image xlink:href="Pictures/10000001000001D3000000D286CFDCAB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<text:s/>Zähler durch mehrere Threads hoch zählen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6"><text:span text:style-name="T5">Code für Counter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064cm" svg:x="2.963cm" svg:y="4.868cm">
          <text:p text:style-name="P57"><text:span text:style-name="T51"/></text:p>
          <text:p text:style-name="P57"><text:span text:style-name="T51">package Threads;</text:span></text:p>
          <text:p text:style-name="P57"><text:span text:style-name="T51">import java.io.*;</text:span></text:p>
          <text:p text:style-name="P57"><text:span text:style-name="T51"> </text:span></text:p>
          <text:p text:style-name="P57"><text:span text:style-name="T52">class</text:span><text:span text:style-name="T51"> CounterObject {</text:span></text:p>
          <text:p text:style-name="P57"><text:span text:style-name="T51"><text:tab/></text:span><text:span text:style-name="T51">private int count = 0;</text:span></text:p>
          <text:p text:style-name="P57"><text:span text:style-name="T51"><text:tab/></text:span></text:p>
          <text:p text:style-name="P57"><text:span text:style-name="T51"><text:tab/></text:span><text:span text:style-name="T51">CounterObject() {</text:span></text:p>
          <text:p text:style-name="P57"><text:span text:style-name="T51"><text:tab/></text:span><text:span text:style-name="T51"><text:tab/></text:span><text:span text:style-name="T51">// Nichts zu konstruieren</text:span></text:p>
          <text:p text:style-name="P57"><text:span text:style-name="T51"><text:tab/></text:span><text:span text:style-name="T51">}</text:span></text:p>
          <text:p text:style-name="P57"><text:span text:style-name="T51"><text:tab/></text:span></text:p>
          <text:p text:style-name="P57"><text:span text:style-name="T51"><text:tab/></text:span><text:span text:style-name="T51">void set(int newCount) {</text:span><text:span text:style-name="T51"><text:tab/></text:span></text:p>
          <text:p text:style-name="P57"><text:span text:style-name="T51"><text:tab/></text:span><text:span text:style-name="T51"><text:tab/></text:span><text:span text:style-name="T51">count = new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1"><text:tab/></text:span></text:p>
          <text:p text:style-name="P57"><text:span text:style-name="T51"><text:tab/></text:span><text:span text:style-name="T51">int get() {</text:span></text:p>
          <text:p text:style-name="P57"><text:span text:style-name="T51"><text:tab/></text:span><text:span text:style-name="T51"><text:tab/></text:span><text:span text:style-name="T51">return count;</text:span></text:p>
          <text:p text:style-name="P57"><text:span text:style-name="T51"><text:tab/></text:span><text:span text:style-name="T51">}</text:span></text:p>
          <text:p text:style-name="P57"><text:span text:style-name="T51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6"><text:span text:style-name="T5">Code für Thread-Klasse (nicht 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7"><text:span text:style-name="T52">class</text:span><text:span text:style-name="T51"> CountThread1 </text:span><text:span text:style-name="T52">extends Thread</text:span><text:span text:style-name="T51"> {</text:span></text:p>
          <text:p text:style-name="P57"><text:span text:style-name="T51"><text:tab/></text:span><text:span text:style-name="T51">private CounterObject myCounter;</text:span></text:p>
          <text:p text:style-name="P57"><text:span text:style-name="T51"><text:tab/></text:span><text:span text:style-name="T51">private int myMaxCount;</text:span></text:p>
          <text:p text:style-name="P57"><text:span text:style-name="T51"/></text:p>
          <text:p text:style-name="P57"><text:span text:style-name="T52"><text:tab/></text:span><text:span text:style-name="T52">CountThread1</text:span><text:span text:style-name="T51">(CounterObject c, int maxCount) {</text:span></text:p>
          <text:p text:style-name="P57"><text:span text:style-name="T51"><text:tab/></text:span><text:span text:style-name="T51"><text:tab/></text:span><text:span text:style-name="T51">myCounter = c;</text:span></text:p>
          <text:p text:style-name="P57"><text:span text:style-name="T51"><text:tab/></text:span><text:span text:style-name="T51"><text:tab/></text:span><text:span text:style-name="T51">myMaxCount = max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2">public void run</text:span><text:span text:style-name="T51">() {</text:span></text:p>
          <text:p text:style-name="P57"><text:span text:style-name="T51"><text:tab/></text:span><text:span text:style-name="T51"><text:tab/></text:span><text:span text:style-name="T51">System.out.println("Thread " + getName() + " gestartet");</text:span></text:p>
          <text:p text:style-name="P57"><text:span text:style-name="T51"><text:tab/></text:span><text:span text:style-name="T51"><text:tab/></text:span><text:span text:style-name="T51">for (int i=0;i&lt;myMaxCount;i++){</text:span></text:p>
          <text:p text:style-name="P57"><text:span text:style-name="T51"><text:tab/></text:span><text:span text:style-name="T51"><text:tab/></text:span><text:span text:style-name="T51"><text:tab/></text:span></text:p>
          <text:p text:style-name="P57"><text:span text:style-name="T51"><text:tab/></text:span><text:span text:style-name="T51"><text:tab/></text:span><text:span text:style-name="T51"><text:tab/></text:span><text:span text:style-name="T53">// Kritischer Bereich</text:span></text:p>
          <text:p text:style-name="P57"><text:span text:style-name="T52"><text:tab/></text:span><text:span text:style-name="T52"><text:tab/></text:span><text:span text:style-name="T52"><text:tab/></text:span><text:span text:style-name="T52"><text:tab/></text:span><text:span text:style-name="T51">int c = myCounter.get()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c++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myCounter.set(c);</text:span></text:p>
          <text:p text:style-name="P57"><text:span text:style-name="T52"><text:tab/></text:span><text:span text:style-name="T52"><text:tab/></text:span><text:span text:style-name="T52"><text:tab/></text:span><text:span text:style-name="T53">// Ende des kritischen Bereichs</text:span></text:p>
          <text:p text:style-name="P57"><text:span text:style-name="T52"><text:tab/></text:span><text:span text:style-name="T52"><text:tab/></text:span><text:span text:style-name="T51">}</text:span></text:p>
          <text:p text:style-name="P57"><text:span text:style-name="T51"><text:tab/></text:span><text:span text:style-name="T51">}</text:span><text:span text:style-name="T51"><text:tab/></text:span></text:p>
          <text:p text:style-name="P57"><text:span text:style-name="T51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6"><text:span text:style-name="T5">Code für Thread-Klasse (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7"><text:span text:style-name="T54">class</text:span><text:span text:style-name="T55"> CountThread2 </text:span><text:span text:style-name="T54">extends Thread</text:span><text:span text:style-name="T55"> {</text:span></text:p>
          <text:p text:style-name="P57"><text:span text:style-name="T55"><text:tab/></text:span><text:span text:style-name="T55">private CounterObject myCounter;</text:span></text:p>
          <text:p text:style-name="P57"><text:span text:style-name="T55"><text:tab/></text:span><text:span text:style-name="T55">private int myMaxCount;</text:span><text:span text:style-name="T55"><text:tab/></text:span></text:p>
          <text:p text:style-name="P57"><text:span text:style-name="T55"><text:tab/></text:span></text:p>
          <text:p text:style-name="P57"><text:span text:style-name="T55"><text:tab/></text:span><text:span text:style-name="T54">CountThread2</text:span><text:span text:style-name="T55">(CounterObject c, int maxCount) {</text:span></text:p>
          <text:p text:style-name="P57"><text:span text:style-name="T55"><text:tab/></text:span><text:span text:style-name="T55"><text:tab/></text:span><text:span text:style-name="T55">myCounter = c;</text:span></text:p>
          <text:p text:style-name="P57"><text:span text:style-name="T55"><text:tab/></text:span><text:span text:style-name="T55"><text:tab/></text:span><text:span text:style-name="T55">myMaxCount = maxCount;</text:span></text:p>
          <text:p text:style-name="P57"><text:span text:style-name="T55"><text:tab/></text:span><text:span text:style-name="T55">}</text:span></text:p>
          <text:p text:style-name="P57"><text:span text:style-name="T55"><text:tab/></text:span><text:span text:style-name="T54">public void run</text:span><text:span text:style-name="T55">() {</text:span></text:p>
          <text:p text:style-name="P57"><text:span text:style-name="T55"><text:tab/></text:span><text:span text:style-name="T55"><text:tab/></text:span><text:span text:style-name="T55">System.out.println("Thread " + getName() + " gestartet");</text:span><text:span text:style-name="T55"><text:tab/></text:span><text:span text:style-name="T55"><text:tab/></text:span></text:p>
          <text:p text:style-name="P57"><text:span text:style-name="T55"><text:tab/></text:span><text:span text:style-name="T55"><text:tab/></text:span><text:span text:style-name="T55">for (int i=0;i&lt;myMaxCount;i++){</text:span></text:p>
          <text:p text:style-name="P57"><text:span text:style-name="T55"/></text:p>
          <text:p text:style-name="P57"><text:span text:style-name="T55"><text:tab/></text:span><text:span text:style-name="T55"><text:tab/></text:span><text:span text:style-name="T55"><text:tab/></text:span><text:span text:style-name="T54">synchronized (myCounter) {</text:span></text:p>
          <text:p text:style-name="P57"><text:span text:style-name="T54"><text:tab/></text:span><text:span text:style-name="T54"><text:tab/></text:span><text:span text:style-name="T54"><text:tab/></text:span><text:span text:style-name="T54"><text:tab/></text:span><text:span text:style-name="T55">int c = myCounter.get()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c++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myCounter.set(c);</text:span></text:p>
          <text:p text:style-name="P57"><text:span text:style-name="T54"><text:tab/></text:span><text:span text:style-name="T54"><text:tab/></text:span><text:span text:style-name="T54"><text:tab/></text:span><text:span text:style-name="T54">}</text:span><text:span text:style-name="T54"><text:tab/></text:span><text:span text:style-name="T54"><text:tab/></text:span></text:p>
          <text:p text:style-name="P57"><text:span text:style-name="T55"><text:tab/></text:span><text:span text:style-name="T55"><text:tab/></text:span><text:span text:style-name="T55">}</text:span></text:p>
          <text:p text:style-name="P57"><text:span text:style-name="T55"><text:tab/></text:span><text:span text:style-name="T55">}</text:span><text:span text:style-name="T55"><text:tab/></text:span></text:p>
          <text:p text:style-name="P57"><text:span text:style-name="T55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0" draw:layer="layout" svg:width="22.224cm" svg:height="13.651cm" svg:x="1.693cm" svg:y="3.387cm">
          <text:list text:style-name="L12">
            <text:list-item>
              <text:p text:style-name="P58"><text:span text:style-name="T47">wait()</text:span></text:p>
            </text:list-item>
          </text:list>
          <text:list text:style-name="L13">
            <text:list-item>
              <text:list>
                <text:list-item>
                  <text:p text:style-name="P6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58"><text:span text:style-name="T47">wait(long timeout)</text:span></text:p>
              <text:list>
                <text:list-item>
                  <text:p text:style-name="P6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58"><text:span text:style-name="T47">notify()</text:span></text:p>
              <text:list>
                <text:list-item>
                  <text:p text:style-name="P62"><text:span text:style-name="T16">Weckt (mind.) einen wartenden Thread auf</text:span></text:p>
                </text:list-item>
              </text:list>
            </text:list-item>
            <text:list-item>
              <text:p text:style-name="P58"><text:span text:style-name="T47">notifyAll()</text:span></text:p>
              <text:list>
                <text:list-item>
                  <text:p text:style-name="P6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0" draw:layer="layout" svg:width="22.224cm" svg:height="13.168cm" svg:x="1.693cm" svg:y="3.629cm">
          <text:list text:style-name="L12">
            <text:list-item>
              <text:p text:style-name="P63"><text:span text:style-name="T56">wait() und notify() dürfen </text:span><text:span text:style-name="T57">nur innerhalb eines mit synchronized geschützten Abschnitts</text:span><text:span text:style-name="T56"> aufgerufen werden</text:span></text:p>
            </text:list-item>
            <text:list-item>
              <text:p text:style-name="P63"><text:span text:style-name="T56">wait() blockiert den Thread selbst, </text:span><text:span text:style-name="T57">die Sperre für den kritischen Abschnitt wird freigegeben</text:span></text:p>
            </text:list-item>
            <text:list-item>
              <text:p text:style-name="P63"><text:span text:style-name="T56">wait()/notify() ist </text:span><text:span text:style-name="T57">laufzeitkritisch</text:span><text:span text:style-name="T56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63"><text:span text:style-name="T56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63"><text:span text:style-name="T56">notify() </text:span><text:span text:style-name="T57">garantiert nicht</text:span><text:span text:style-name="T56">, dass genau ein Thread aufgeweckt wird</text:span></text:p>
            </text:list-item>
            <text:list-item>
              <text:p text:style-name="P63"><text:span text:style-name="T57">Kein Warteschlangenmechanismus</text:span><text:span text:style-name="T56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2.742cm" svg:x="1.693cm" svg:y="3.387cm">
          <text:list text:style-name="L12">
            <text:list-item>
              <text:p text:style-name="P5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Noch nicht gestarteter Thread</text:span></text:p>
                </text:list-item>
              </text:list>
            </text:list-item>
            <text:list-item>
              <text:p text:style-name="P56"><text:span text:style-name="T5">Runnable</text:span></text:p>
              <text:list>
                <text:list-item>
                  <text:p text:style-name="P6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56"><text:span text:style-name="T5">Blocked</text:span></text:p>
              <text:list>
                <text:list-item>
                  <text:p text:style-name="P6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5" draw:layer="layout" svg:width="1.383cm" svg:height="1.073cm" svg:x="0.221cm" svg:y="0.204cm">
          <draw:text-box>
            <text:p text:style-name="P64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0.88cm" svg:x="1.693cm" svg:y="3.387cm">
          <text:list text:style-name="L12">
            <text:list-item>
              <text:p text:style-name="P5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56"><text:span text:style-name="T5">Timed Waiting</text:span></text:p>
              <text:list>
                <text:list-item>
                  <text:p text:style-name="P6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56"><text:span text:style-name="T5">Terminated </text:span></text:p>
              <text:list>
                <text:list-item>
                  <text:p text:style-name="P6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5" draw:layer="layout" svg:width="1.383cm" svg:height="1.073cm" svg:x="0.221cm" svg:y="0.204cm">
          <draw:text-box>
            <text:p text:style-name="P64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2" draw:text-style-name="P66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3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1" draw:layer="layout" svg:width="3.174cm" svg:height="1.93cm" svg:x="7.1cm" svg:y="4.926cm">
          <text:p text:style-name="P67"><text:span text:style-name="T59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5" draw:text-style-name="P1" draw:layer="layout" svg:x1="4.101cm" svg:y1="5.926cm" svg:x2="7.099cm" svg:y2="5.926cm">
          <text:p/>
        </draw:line>
        <draw:line draw:name="Line 15" draw:style-name="gr15" draw:text-style-name="P1" draw:layer="layout" svg:x1="8.7cm" svg:y1="6.927cm" svg:x2="8.7cm" svg:y2="8.925cm">
          <text:p/>
        </draw:line>
        <draw:custom-shape draw:name="Text Box 25" draw:style-name="gr11" draw:text-style-name="P69" draw:layer="layout" svg:width="1.921cm" svg:height="0.802cm" svg:x="4.112cm" svg:y="4.868cm">
          <text:p text:style-name="P68"><text:span text:style-name="T60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9" draw:layer="layout" svg:width="3.341cm" svg:height="0.802cm" svg:x="5.665cm" svg:y="13.075cm">
          <text:p text:style-name="P68"><text:span text:style-name="T60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1" draw:layer="layout" svg:width="3.174cm" svg:height="1.93cm" svg:x="20.302cm" svg:y="4.793cm">
          <text:p text:style-name="P67"><text:span text:style-name="T59">Timed </text:span></text:p>
          <text:p text:style-name="P67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utoShape 6" draw:style-name="gr34" draw:text-style-name="P41" draw:layer="layout" svg:width="3.174cm" svg:height="1.93cm" svg:x="20.302cm" svg:y="7.594cm">
          <text:p text:style-name="P67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5" draw:text-style-name="P1" draw:layer="layout" svg:x1="11.698cm" svg:y1="5.322cm" svg:x2="20.302cm" svg:y2="5.322cm">
          <text:p/>
        </draw:line>
        <draw:line draw:name="Line 10" draw:style-name="gr15" draw:text-style-name="P1" draw:layer="layout" svg:x1="8.995cm" svg:y1="12.523cm" svg:x2="8.995cm" svg:y2="14.124cm">
          <text:p/>
        </draw:line>
        <draw:custom-shape draw:name="AutoShape 6" draw:style-name="gr35" draw:text-style-name="P71" draw:layer="layout" svg:width="3.174cm" svg:height="1.93cm" svg:x="7.228cm" svg:y="8.996cm">
          <text:p text:style-name="P70"><text:span text:style-name="T59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9" draw:layer="layout" svg:width="3.026cm" svg:height="1.353cm" svg:x="5.822cm" svg:y="7.47cm">
          <text:p text:style-name="P68"><text:span text:style-name="T60">CPU-</text:span></text:p>
          <text:p text:style-name="P68"><text:span text:style-name="T60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5" draw:text-style-name="P1" draw:layer="layout" svg:x1="9.097cm" svg:y1="8.925cm" svg:x2="9.097cm" svg:y2="6.927cm">
          <text:p/>
        </draw:line>
        <draw:custom-shape draw:name="AutoShape 6" draw:style-name="gr36" draw:text-style-name="P72" draw:layer="layout" svg:width="3.275cm" svg:height="1.93cm" svg:x="7.325cm" svg:y="14.195cm">
          <text:p text:style-name="P21"><text:span text:style-name="T59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9" draw:layer="layout" svg:width="8.251cm" svg:height="0.802cm" svg:x="11.917cm" svg:y="4.471cm">
          <text:p text:style-name="P68"><text:span text:style-name="T60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6.323cm" svg:x2="11.698cm" svg:y2="6.323cm">
          <text:p/>
        </draw:line>
        <draw:custom-shape draw:name="Text Box 29" draw:style-name="gr11" draw:text-style-name="P69" draw:layer="layout" svg:width="4.116cm" svg:height="0.802cm" svg:x="13.446cm" svg:y="5.525cm">
          <text:p text:style-name="P68"><text:span text:style-name="T60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8.069cm" svg:x2="20.302cm" svg:y2="8.122cm">
          <text:p/>
        </draw:line>
        <draw:custom-shape draw:name="Text Box 29" draw:style-name="gr11" draw:text-style-name="P74" draw:layer="layout" svg:width="8.595cm" svg:height="0.759cm" svg:x="11.822cm" svg:y="7.272cm">
          <text:p text:style-name="P73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9.123cm" svg:x2="11.698cm" svg:y2="9.07cm">
          <text:p/>
        </draw:line>
        <draw:custom-shape draw:name="Text Box 29" draw:style-name="gr10" draw:text-style-name="P69" draw:layer="layout" svg:width="6.402cm" svg:height="0.802cm" svg:x="12.898cm" svg:y="8.326cm">
          <text:p text:style-name="P68"><text:span text:style-name="T60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1" draw:layer="layout" svg:width="3.174cm" svg:height="1.93cm" svg:x="0.926cm" svg:y="4.926cm">
          <text:p text:style-name="P67"><text:span text:style-name="T59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9" draw:layer="layout" svg:width="5.644cm" svg:height="1.904cm" svg:x="0.468cm" svg:y="9.926cm">
          <text:p text:style-name="P68"><text:span text:style-name="T60">Zustand aus</text:span></text:p>
          <text:p text:style-name="P68"><text:span text:style-name="T60">Betriebssystem-Sicht, </text:span></text:p>
          <text:p text:style-name="P68"><text:span text:style-name="T60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20" draw:text-style-name="P20" draw:layer="layout" svg:width="2.526cm" svg:height="0.361cm" svg:x="4.701cm" svg:y="9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0" draw:layer="layout" svg:width="12.703cm" svg:height="5.588cm" svg:x="11.699cm" svg:y="12.524cm">
          <text:p text:style-name="P75"><text:span text:style-name="T61">Hinweise:</text:span></text:p>
          <text:list text:style-name="L17">
            <text:list-item>
              <text:p text:style-name="P76"><text:span text:style-name="T13">Auch im Zustand </text:span><text:span text:style-name="T62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76"><text:span text:style-name="T13">Skizze ohne „deprecated“ Methoden suspend(), resume(), destroy()</text:span></text:p>
            </text:list-item>
            <text:list-item>
              <text:p text:style-name="P76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10.724cm" svg:x2="20.302cm" svg:y2="10.781cm">
          <text:p/>
        </draw:line>
        <draw:custom-shape draw:name="Text Box 29" draw:style-name="gr11" draw:text-style-name="P69" draw:layer="layout" svg:width="7.036cm" svg:height="0.802cm" svg:x="12.551cm" svg:y="9.869cm">
          <text:p text:style-name="P68"><text:span text:style-name="T60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9cm" svg:y1="11.778cm" svg:x2="11.791cm" svg:y2="11.725cm">
          <text:p/>
        </draw:line>
        <draw:custom-shape draw:name="Text Box 29" draw:style-name="gr10" draw:text-style-name="P77" draw:layer="layout" svg:width="6.299cm" svg:height="0.802cm" svg:x="13.3cm" svg:y="10.927cm">
          <text:p text:style-name="P68"><text:span text:style-name="T60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1" draw:layer="layout" svg:width="3.174cm" svg:height="1.93cm" svg:x="20.302cm" svg:y="10.323cm">
          <text:p text:style-name="P67"><text:span text:style-name="T59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5" draw:text-style-name="P1" draw:layer="layout" svg:x1="21.903cm" svg:y1="9.525cm" svg:x2="21.903cm" svg:y2="10.323cm">
          <text:p/>
        </draw:line>
        <draw:custom-shape draw:name="Rechteck 61" draw:style-name="gr11" draw:text-style-name="P74" draw:layer="layout" svg:width="2.887cm" svg:height="0.759cm" svg:x="21.767cm" svg:y="9.472cm">
          <text:p text:style-name="P73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9" draw:layer="layout" svg:width="1.955cm" svg:height="0.802cm" svg:x="9.074cm" svg:y="7.523cm">
          <text:p text:style-name="P68"><text:span text:style-name="T60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20" draw:text-style-name="P20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Rechteck 61" draw:style-name="gr11" draw:text-style-name="P74" draw:layer="layout" svg:width="2.887cm" svg:height="0.759cm" svg:x="21.767cm" svg:y="6.676cm">
          <text:p text:style-name="P73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8" draw:text-style-name="P40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7" draw:text-style-name="P78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7.299cm" svg:y1="15.16cm" svg:x2="6.07cm" svg:y2="15.16cm">
          <text:p/>
        </draw:line>
        <draw:custom-shape draw:name="Ellipse 20" draw:style-name="gr37" draw:text-style-name="P78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2.513cm" svg:y1="4.325cm" svg:x2="2.513cm" svg:y2="4.925cm">
          <text:p/>
        </draw:line>
        <draw:frame draw:style-name="gr31" draw:text-style-name="P65" draw:layer="layout" svg:width="1.383cm" svg:height="1.073cm" svg:x="0.221cm" svg:y="0.204cm">
          <draw:text-box>
            <text:p text:style-name="P64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80" draw:layer="layout" svg:width="23.6cm" svg:height="12.064cm" svg:x="1.2cm" svg:y="3.81cm">
          <text:p text:style-name="P79"><text:span text:style-name="T63">class </text:span><text:span text:style-name="T64">MySemaphor</text:span><text:span text:style-name="T63"> {</text:span></text:p>
          <text:p text:style-name="P79"><text:span text:style-name="T63"><text:tab/></text:span><text:span text:style-name="T63">private int max;</text:span><text:span text:style-name="T63"><text:tab/></text:span><text:span text:style-name="T63"><text:tab/></text:span><text:span text:style-name="T65">// Anzahl der maximal möglichen Threads im kritischen Abschnitt</text:span></text:p>
          <text:p text:style-name="P79"><text:span text:style-name="T63"><text:tab/></text:span><text:span text:style-name="T63">private int free;</text:span><text:span text:style-name="T63"><text:tab/></text:span><text:span text:style-name="T63"><text:tab/></text:span><text:span text:style-name="T65">// Anzahl der verfügbaren Plätze im kritischen Abschnitt (so viele </text:span></text:p>
          <text:p text:style-name="P79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Threads dürfen noch in den kritischen Abschnitt rein)</text:span></text:p>
          <text:p text:style-name="P79"><text:span text:style-name="T63"><text:tab/></text:span><text:span text:style-name="T63">private int waiting;</text:span><text:span text:style-name="T63"><text:tab/></text:span><text:span text:style-name="T65">// Anzahl der in der P-Operation mit wait wartenden Threads (so </text:span></text:p>
          <text:p text:style-name="P79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viele Threads möchten aktuell in den kritischen Abschnitt rein)</text:span></text:p>
          <text:p text:style-name="P79"><text:span text:style-name="T63"/></text:p>
          <text:p text:style-name="P79"><text:span text:style-name="T63"><text:tab/></text:span><text:span text:style-name="T63">public </text:span><text:span text:style-name="T64">MySemaphor</text:span><text:span text:style-name="T63">() {</text:span></text:p>
          <text:p text:style-name="P79"><text:span text:style-name="T63"><text:tab/></text:span><text:span text:style-name="T63"><text:tab/></text:span><text:span text:style-name="T63">this(1);</text:span></text:p>
          <text:p text:style-name="P79"><text:span text:style-name="T63"><text:tab/></text:span><text:span text:style-name="T63">}</text:span></text:p>
          <text:p text:style-name="P79"><text:span text:style-name="T63"/></text:p>
          <text:p text:style-name="P79"><text:span text:style-name="T63"><text:tab/></text:span><text:span text:style-name="T63">public </text:span><text:span text:style-name="T64">MySemaphor</text:span><text:span text:style-name="T63">(int i) {</text:span></text:p>
          <text:p text:style-name="P79"><text:span text:style-name="T63"><text:tab/></text:span><text:span text:style-name="T63"><text:tab/></text:span><text:span text:style-name="T63">if (i &gt;=1) { </text:span></text:p>
          <text:p text:style-name="P79"><text:span text:style-name="T63"><text:tab/></text:span><text:span text:style-name="T63"><text:tab/></text:span><text:span text:style-name="T63"><text:tab/></text:span><text:span text:style-name="T63">max = i;</text:span></text:p>
          <text:p text:style-name="P79"><text:span text:style-name="T63"><text:tab/></text:span><text:span text:style-name="T63"><text:tab/></text:span><text:span text:style-name="T63">} else { </text:span></text:p>
          <text:p text:style-name="P79"><text:span text:style-name="T63"><text:tab/></text:span><text:span text:style-name="T63"><text:tab/></text:span><text:span text:style-name="T63"><text:tab/></text:span><text:span text:style-name="T63">max = 1;</text:span></text:p>
          <text:p text:style-name="P79"><text:span text:style-name="T63"><text:tab/></text:span><text:span text:style-name="T63"><text:tab/></text:span><text:span text:style-name="T63">}</text:span></text:p>
          <text:p text:style-name="P79"><text:span text:style-name="T63"><text:tab/></text:span><text:span text:style-name="T63"><text:tab/></text:span><text:span text:style-name="T63">free = max;</text:span></text:p>
          <text:p text:style-name="P79"><text:span text:style-name="T63"><text:tab/></text:span><text:span text:style-name="T63"><text:tab/></text:span><text:span text:style-name="T63">waiting = 0;</text:span></text:p>
          <text:p text:style-name="P79"><text:span text:style-name="T63"><text:tab/></text:span><text:span text:style-name="T63">}</text:span></text:p>
          <text:p text:style-name="P79"><text:span text:style-name="T63"/></text:p>
          <text:p text:style-name="P79"><text:span text:style-name="T63"><text:tab/></text:span><text:span text:style-name="T63">protected void finalize() throws Throwable {...}</text:span></text:p>
          <text:p text:style-name="P79"><text:span text:style-name="T63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2" draw:layer="layout" svg:width="20.319cm" svg:height="12.064cm" svg:x="2.752cm" svg:y="3.81cm">
          <text:p text:style-name="P81"><text:span text:style-name="T66">/**</text:span></text:p>
          <text:p text:style-name="P81"><text:span text:style-name="T66"><text:s text:c="2"/></text:span><text:span text:style-name="T66">* P-Operation</text:span></text:p>
          <text:p text:style-name="P81"><text:span text:style-name="T66"><text:s text:c="2"/></text:span><text:span text:style-name="T66">*/</text:span></text:p>
          <text:p text:style-name="P81"><text:span text:style-name="T67">public synchronized void P() </text:span></text:p>
          <text:p text:style-name="P81"><text:span text:style-name="T68">{</text:span></text:p>
          <text:p text:style-name="P81"><text:span text:style-name="T68"><text:s text:c="3"/></text:span><text:span text:style-name="T68">while (free &lt;= 0) </text:span></text:p>
          <text:p text:style-name="P81"><text:span text:style-name="T68"><text:s text:c="2"/></text:span><text:span text:style-name="T68">{</text:span></text:p>
          <text:p text:style-name="P81"><text:span text:style-name="T68"><text:s text:c="3"/></text:span><text:span text:style-name="T68"><text:tab/></text:span><text:span text:style-name="T68"> <text:s/></text:span><text:span text:style-name="T68">waiting++;</text:span><text:span text:style-name="T68"><text:tab/></text:span><text:span text:style-name="T68"><text:tab/></text:span><text:span text:style-name="T66">// Anzahl der wartenden Threads erh</text:span><text:span text:style-name="T69">ö</text:span><text:span text:style-name="T66">hen</text:span></text:p>
          <text:p text:style-name="P81"><text:span text:style-name="T68"><text:s text:c="5"/></text:span><text:span text:style-name="T68"><text:tab/></text:span><text:span text:style-name="T68"> <text:s/></text:span><text:span text:style-name="T68">try {</text:span></text:p>
          <text:p text:style-name="P81"><text:span text:style-name="T68"><text:s text:c="8"/></text:span><text:span text:style-name="T68"><text:tab/></text:span><text:span text:style-name="T68">this.</text:span><text:span text:style-name="T67">wait</text:span><text:span text:style-name="T68">(); </text:span></text:p>
          <text:p text:style-name="P81"><text:span text:style-name="T68"><text:s text:c="5"/></text:span><text:span text:style-name="T68"><text:tab/></text:span><text:span text:style-name="T68"> <text:s/></text:span><text:span text:style-name="T68">} catch (InterruptedException e) {}</text:span></text:p>
          <text:p text:style-name="P81"><text:span text:style-name="T68"><text:s text:c="5"/></text:span></text:p>
          <text:p text:style-name="P81"><text:span text:style-name="T68"><text:s text:c="9"/></text:span><text:span text:style-name="T68">waiting--;</text:span><text:span text:style-name="T68"><text:tab/></text:span><text:span text:style-name="T68"><text:tab/></text:span><text:span text:style-name="T66">// Anzahl der wartenden Threads vermindern</text:span></text:p>
          <text:p text:style-name="P81"><text:span text:style-name="T68"><text:s text:c="3"/></text:span><text:span text:style-name="T68">}</text:span></text:p>
          <text:p text:style-name="P81"><text:span text:style-name="T68"><text:s text:c="3"/></text:span><text:span text:style-name="T68">free--;</text:span><text:span text:style-name="T68"><text:tab/></text:span><text:span text:style-name="T68"><text:tab/></text:span><text:span text:style-name="T68"><text:tab/></text:span><text:span text:style-name="T68"><text:tab/></text:span><text:span text:style-name="T66">// Jetzt erst Semaphorz</text:span><text:span text:style-name="T69">ä</text:span><text:span text:style-name="T66">hler vermindern</text:span></text:p>
          <text:p text:style-name="P81"><text:span text:style-name="T68"><text:s/></text:span><text:span text:style-name="T68">}</text:span></text:p>
          <text:p text:style-name="P81"><text:span text:style-name="T70"/></text:p>
          <text:p text:style-name="P81"><text:span text:style-name="T70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4" draw:layer="layout" svg:width="20.319cm" svg:height="12.064cm" svg:x="2.752cm" svg:y="3.81cm">
          <text:p text:style-name="P83"><text:span text:style-name="T71">/**</text:span></text:p>
          <text:p text:style-name="P83"><text:span text:style-name="T71"><text:s text:c="2"/></text:span><text:span text:style-name="T71">* V-Operation</text:span></text:p>
          <text:p text:style-name="P83"><text:span text:style-name="T71"><text:s text:c="2"/></text:span><text:span text:style-name="T71">*/</text:span></text:p>
          <text:p text:style-name="P83"><text:span text:style-name="T72"><text:s/></text:span><text:span text:style-name="T73">public synchronized void V() </text:span></text:p>
          <text:p text:style-name="P83"><text:span text:style-name="T72">{</text:span></text:p>
          <text:p text:style-name="P83"><text:span text:style-name="T72"><text:s text:c="3"/></text:span><text:span text:style-name="T72">free++; <text:s/></text:span><text:span text:style-name="T71">// Semaphorzähler erhöhen</text:span></text:p>
          <text:p text:style-name="P83"><text:span text:style-name="T72"><text:s text:c="2"/></text:span></text:p>
          <text:p text:style-name="P83"><text:span text:style-name="T72"><text:s text:c="3"/></text:span><text:span text:style-name="T72">if (waiting &gt; 0) </text:span></text:p>
          <text:p text:style-name="P83"><text:span text:style-name="T72"><text:s text:c="3"/></text:span><text:span text:style-name="T72">{</text:span></text:p>
          <text:p text:style-name="P83"><text:span text:style-name="T72"><text:s text:c="3"/></text:span><text:span text:style-name="T72"><text:tab/></text:span><text:span text:style-name="T71">// Nur wenn ein anderer Thread wartet, </text:span></text:p>
          <text:p text:style-name="P83"><text:span text:style-name="T71"><text:s text:c="3"/></text:span><text:span text:style-name="T71"><text:tab/></text:span><text:span text:style-name="T71">// diesen mit notify benachrichtigen</text:span></text:p>
          <text:p text:style-name="P83"><text:span text:style-name="T72"><text:s text:c="3"/></text:span><text:span text:style-name="T72"><text:tab/></text:span><text:span text:style-name="T72">this.</text:span><text:span text:style-name="T73">notify</text:span><text:span text:style-name="T72">();</text:span></text:p>
          <text:p text:style-name="P83"><text:span text:style-name="T72"><text:s text:c="3"/></text:span><text:span text:style-name="T72">}</text:span></text:p>
          <text:p text:style-name="P83"><text:span text:style-name="T72"><text:s/></text:span><text:span text:style-name="T72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0" draw:layer="layout" svg:width="22.224cm" svg:height="15.883cm" svg:x="1.693cm" svg:y="3.387cm">
          <text:list text:style-name="L12">
            <text:list-item>
              <text:p text:style-name="P5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Monitor-Verwaltung kostet etwas</text:span></text:p>
                </text:list-item>
                <text:list-item>
                  <text:p text:style-name="P5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54"><text:span text:style-name="T5">Programmierung von Threads ist gefährlich, da man Synchronisationsprobleme leicht übersehen kann</text:span></text:p>
              <text:list>
                <text:list-item>
                  <text:p text:style-name="P55"><text:span text:style-name="T16">Ist ein Codestück, das zu serialisieren ist, nicht mit „</text:span><text:span text:style-name="T42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6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1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85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86"><text:span text:style-name="T16">Programme können nicht mehr ausgeführt werden</text:span></text:p>
                  </text:list-item>
                </text:list>
              </text:list-item>
              <text:list-item>
                <text:p text:style-name="P85"><text:span text:style-name="T5">Das typische Problem: </text:span></text:p>
                <text:list>
                  <text:list-item>
                    <text:p text:style-name="P86"><text:span text:style-name="T16">Prozess P1 hat das Betriebsmittel B1 reserviert und wartet auf B2, das aber von P2 reserviert ist</text:span></text:p>
                  </text:list-item>
                  <text:list-item>
                    <text:p text:style-name="P86"><text:span text:style-name="T16">P2 wiederum wartet auf B1</text:span></text:p>
                  </text:list-item>
                  <text:list-item>
                    <text:p text:style-name="P86"><text:span text:style-name="T16">Beide Prozesse warten ewig</text:span></text:p>
                  </text:list-item>
                </text:list>
              </text:list-item>
              <text:list-item>
                <text:p text:style-name="P85"><text:span text:style-name="T5">Hier haben wir es mit einer </text:span><text:span text:style-name="T43">Verklemmung</text:span><text:span text:style-name="T5"> bzw. mit einem </text:span><text:span text:style-name="T43">Deadlock</text:span><text:span text:style-name="T5"> zu tun</text:span></text:p>
              </text:list-item>
            </text:list>
            <text:p text:style-name="P8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85"><text:span text:style-name="T5">Klassischer Deadlock mit zwei Prozessen und zwei Betriebsmitteln (Ressourcen) </text:span></text:p>
              </text:list-item>
              <text:list-item>
                <text:p text:style-name="P85"><text:span text:style-name="T5">Zur Darstellung nutzt man u.a. Betriebsmittelbelegungsgraphen</text:span></text:p>
              </text:list-item>
            </text:list>
            <text:p text:style-name="P87"><text:span text:style-name="T16"/></text:p>
          </draw:text-box>
        </draw:frame>
        <draw:custom-shape draw:name="Ellipse 5" draw:style-name="gr19" draw:text-style-name="P41" draw:layer="layout" svg:width="1.798cm" svg:height="1.6cm" svg:x="10.301cm" svg:y="10.125cm">
          <text:p text:style-name="P23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9" draw:text-style-name="P41" draw:layer="layout" svg:width="1.798cm" svg:height="1.6cm" svg:x="10.5cm" svg:y="14.526cm">
          <text:p text:style-name="P23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9" draw:text-style-name="P41" draw:layer="layout" svg:width="1.997cm" svg:height="1.198cm" svg:x="5.9cm" svg:y="12.726cm">
          <text:p text:style-name="P32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9" draw:text-style-name="P41" draw:layer="layout" svg:width="1.997cm" svg:height="1.203cm" svg:x="14.301cm" svg:y="12.524cm">
          <text:p text:style-name="P32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20" draw:text-style-name="P20" draw:layer="layout" svg:width="1.798cm" svg:height="3.399cm" draw:transform="rotate (-1.5707963267949) translate (10.263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20" draw:text-style-name="P20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20" draw:text-style-name="P20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20" draw:text-style-name="P20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0" draw:layer="layout" svg:width="4.089cm" svg:height="0.928cm" svg:x="5.309cm" svg:y="10.526cm">
          <text:p text:style-name="P23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5.21cm" svg:height="0.928cm" svg:x="13.262cm" svg:y="10.526cm">
          <text:p text:style-name="P23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88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89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0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89"><text:span text:style-name="T19">(2) Hold-and-wait</text:span></text:p>
                    <text:list>
                      <text:list-item>
                        <text:p text:style-name="P90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89"><text:span text:style-name="T19">(3) No preemption</text:span></text:p>
                    <text:list>
                      <text:list-item>
                        <text:p text:style-name="P90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89"><text:span text:style-name="T19">(4) Circular waiting </text:span><text:span text:style-name="T16">(hinreichend)</text:span></text:p>
                    <text:list>
                      <text:list-item>
                        <text:p text:style-name="P90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91"><text:span text:style-name="T74">public class myDeadlock</text:span><text:span text:style-name="T75"> <text:s/>{</text:span></text:p>
            <text:p text:style-name="P91"><text:span text:style-name="T75"><text:tab/></text:span><text:span text:style-name="T75">public static void main(String[] args) {</text:span></text:p>
            <text:p text:style-name="P91"><text:span text:style-name="T75"><text:tab/></text:span><text:span text:style-name="T75"><text:tab/></text:span><text:span text:style-name="T75">final Object resource1 = new Object(); </text:span><text:span text:style-name="T76">// Dummy-Objekte nur zur Demonstration</text:span><text:span text:style-name="T75"> </text:span></text:p>
            <text:p text:style-name="P91"><text:span text:style-name="T75"><text:tab/></text:span><text:span text:style-name="T75"><text:tab/></text:span><text:span text:style-name="T75">final Object resource2 = new Object();</text:span></text:p>
            <text:p text:style-name="P91"><text:span text:style-name="T75"/></text:p>
            <text:p text:style-name="P91"><text:span text:style-name="T75"><text:tab/></text:span><text:span text:style-name="T75"> <text:s text:c="12"/></text:span><text:span text:style-name="T74">Thread t1 </text:span><text:span text:style-name="T75">= new Thread( new Runnable() <text:s/>{</text:span></text:p>
            <text:p text:style-name="P91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91"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91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6"><text:tab/></text:span><text:span text:style-name="T76"><text:tab/></text:span><text:span text:style-name="T76"><text:tab/></text:span><text:span text:style-name="T76"><text:tab/></text:span><text:span text:style-name="T76">// <text:s/>z.B. System.out.println(„foo“);</text:span></text:p>
            <text:p text:style-name="P91"><text:span text:style-name="T77"><text:s/></text:span><text:span text:style-name="T77"><text:tab/></text:span><text:span text:style-name="T75"> <text:s text:c="12"/></text:span><text:span text:style-name="T75">} } } } );</text:span></text:p>
            <text:p text:style-name="P91"><text:span text:style-name="T75"/></text:p>
            <text:p text:style-name="P91"><text:span text:style-name="T75"><text:tab/></text:span><text:span text:style-name="T75"> <text:s text:c="11"/></text:span><text:span text:style-name="T74">Thread t2 </text:span><text:span text:style-name="T75">= new Thread( new Runnable() <text:s/>{</text:span></text:p>
            <text:p text:style-name="P91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91"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91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 <text:s text:c="6"/></text:span><text:span text:style-name="T75">} } } } );</text:span></text:p>
            <text:p text:style-name="P91"><text:span text:style-name="T75"/></text:p>
            <text:p text:style-name="P91"><text:span text:style-name="T75"><text:tab/></text:span><text:span text:style-name="T75"><text:tab/></text:span><text:span text:style-name="T75">t1.start(); t2.start();</text:span></text:p>
            <text:p text:style-name="P91"><text:span text:style-name="T75"><text:tab/></text:span><text:span text:style-name="T75">}</text:span></text:p>
            <text:p text:style-name="P91"><text:span text:style-name="T75">}</text:span></text:p>
          </draw:text-box>
        </draw:frame>
        <draw:custom-shape draw:name="Rectangle 6" draw:style-name="gr17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0" draw:layer="layout" svg:width="10.397cm" svg:height="1.6cm" svg:x="12.7cm" svg:y="15.125cm">
          <text:p text:style-name="P92"><text:span text:style-name="T78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88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89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0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89"><text:span text:style-name="T19">Erkennen und beheben</text:span></text:p>
                    <text:list>
                      <text:list-item>
                        <text:p text:style-name="P90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90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3"><text:span text:style-name="T13">Rollback</text:span></text:p>
                          </text:list-item>
                          <text:list-item>
                            <text:p text:style-name="P93"><text:span text:style-name="T13">Prozessabbruch</text:span></text:p>
                          </text:list-item>
                          <text:list-item>
                            <text:p text:style-name="P93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9"><text:span text:style-name="T19">Dynamisches Verhindern</text:span></text:p>
                    <text:list>
                      <text:list-item>
                        <text:p text:style-name="P90"><text:span text:style-name="T17">Ressourcen vorsichtig zuteilen</text:span></text:p>
                      </text:list-item>
                    </text:list>
                  </text:list-item>
                  <text:list-item>
                    <text:p text:style-name="P89"><text:span text:style-name="T19">Vermeiden</text:span></text:p>
                    <text:list>
                      <text:list-item>
                        <text:p text:style-name="P90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9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11-25">25.11.24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99</meta:editing-cycles>
    <meta:print-date>1999-04-08T16:15:23</meta:print-date>
    <meta:creation-date>1997-06-07T14:48:20</meta:creation-date>
    <dc:date>2024-11-25T19:03:28.608811430</dc:date>
    <meta:editing-duration>P1DT18H16M29S</meta:editing-duration>
    <meta:generator>LibreOffice/24.8.3.2$Linux_X86_64 LibreOffice_project/480$Build-2</meta:generator>
    <meta:document-statistic meta:object-count="80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